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9615" officeooo:paragraph-rsid="001f9615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f5639"/>
    </style:style>
    <style:style style:name="T2" style:family="text">
      <style:text-properties officeooo:rsid="00202bf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formativa sull'uso dei cookie</text:h>
      <text:p text:style-name="Text_20_body"><text:span text:style-name="T1">Questo</text:span> sit<text:span text:style-name="T1">o</text:span> web <text:s/>utilizza cookie e tecnologie simili per garantire il corretto funzionamento delle procedure e migliorare l'esperienza di uso delle applicazioni online. Il presente documento fornisce informazioni dettagliate sull'uso dei cookie e di tecnologie similari, su come sono utilizzati <text:span text:style-name="T2">su questo sito </text:span><text:s/>su come gestirli.</text:p>
      <text:h text:style-name="Heading_20_2" text:outline-level="2"><text:bookmark text:name="_Toc401161335"/>Definizioni</text:h>
      <text:p text:style-name="Text_20_body">I cookie sono brevi frammenti di testo (lettere e/o numeri) che permettono al server web di memorizzare sul client (il <text:span text:style-name="Emphasis">browser</text:span>) informazioni da riutilizzare nel corso della medesima visita al sito (cookie di sessione) o in seguito, anche a distanza di giorni (cookie persistenti). I cookie vengono memorizzati, in base alle preferenze dell'utente, dal singolo <text:span text:style-name="Emphasis">browser</text:span> sullo specifico dispositivo utilizzato (computer, tablet, smartphone).</text:p>
      <text:p text:style-name="Text_20_body">Tecnologie similari, come, ad esempio, web beacon, GIF trasparenti e tutte le forme di <text:span text:style-name="Emphasis">storage </text:span>locale introdotte con HTML5, sono utilizzabili per raccogliere informazioni sul comportamento dell'utente e sull'utilizzo dei servizi.</text:p>
      <text:p text:style-name="Text_20_body">Nel seguito di questo documento faremo riferimento ai cookie e a tutte le tecnologie similari utilizzando semplicemente il termine “cookie”.</text:p>
      <text:h text:style-name="Heading_20_2" text:outline-level="2"><text:bookmark text:name="_Toc401161336"/>Tipologie di cookie</text:h>
      <text:p text:style-name="Text_20_body">In base alle caratteristiche e all'utilizzo dei cookie possiamo distinguere diverse categorie:</text:p>
      <text:list xml:id="list5134351220630636020" text:style-name="L1">
        <text:list-item>
          <text:p text:style-name="P3"><text:span text:style-name="Strong_20_Emphasis">Cookie strettamente necessari</text:span>. Si tratta di cookie indispensabili per il corretto funzionamento de<text:span text:style-name="T1">l sito </text:span>e sono utilizzati per gestire il login e l'accesso alle funzioni riservate del sito. La durata dei cookie è limitata <text:span text:style-name="T1">e </text:span>volt<text:span text:style-name="T1">a</text:span> a riconoscere, per tale limitato periodo, il computer del visitatore - attraverso un codice alfa-numerico generato alla prima sessione di accesso - in modo da riproporgli il risultato del test effettuato dall'utente. La loro disattivazione compromette l'utilizzo dei servizi accessibili da <text:span text:style-name="Emphasis">login</text:span>. La parte pubblica dei s<text:span text:style-name="T1">del ito </text:span><text:s/>resta normalmente utilizzabile. </text:p>
        </text:list-item>
        <text:list-item>
          <text:p text:style-name="P3"><text:span text:style-name="Strong_20_Emphasis">Cookie di analisi e prestazioni</text:span>. Sono cookie utilizzati per raccogliere e analizzare il traffico e l'utilizzo del sito in modo anonimo. Questi cookie, pur senza identificare l'utente, consentono, per esempio, di rilevare se il medesimo utente torna a collegarsi in momenti diversi. Permettono inoltre di monitorare il sistema e migliorarne le prestazioni e l'usabilità. La disattivazione di tali cookie può essere eseguita senza alcuna perdita di funzionalità. </text:p>
        </text:list-item>
        <text:list-item>
          <text:p text:style-name="P2"><text:span text:style-name="Strong_20_Emphasis">Cookie di profilazione</text:span>. Si tratta di cookie permanenti utilizzati per identificare (in modo anonimo e non) le preferenze dell'utente e migliorare la sua esperienza di navigazione. <text:span text:style-name="Strong_20_Emphasis">I siti </text:span><text:span text:style-name="Strong_20_Emphasis"><text:span text:style-name="T1">Questo sito </text:span></text:span><text:span text:style-name="Strong_20_Emphasis"><text:s/>non utilizza cookie di questo tipo.</text:span> </text:p>
        </text:list-item>
      </text:list>
      <text:h text:style-name="Heading_20_2" text:outline-level="2"><text:bookmark text:name="_Toc401161337"/>Cookie di terze parti</text:h>
      <text:p text:style-name="Text_20_body">Visitando un sito web si possono ricevere cookie sia dal sito visitato (“proprietari”), sia da siti gestiti da altre organizzazioni (“terze parti”). Un esempio notevole è rappresentato dalla presenza dei “social plugin” per Facebook, Twitter, Google+ e LinkedIn. Si tratta di parti della pagina visitata generate direttamente dai suddetti siti ed integrati nella pagina del sito ospitante. L'utilizzo più comune dei <text:bookmark text:name="_GoBack"/><text:span text:style-name="Emphasis">social </text:span><text:soft-page-break/><text:span text:style-name="Emphasis">plugin</text:span> è finalizzato alla condivisione dei contenuti sui social network.</text:p>
      <text:p text:style-name="Text_20_body">La presenza di questi <text:span text:style-name="Emphasis">plugin</text:span> comporta la trasmissione di cookie da e verso tutti i siti gestiti da terze parti. La gestione delle informazioni raccolte da “terze parti” è  disciplinata dalle relative informative cui si prega di fare riferimento. Per garantire una maggiore trasparenza e comodità, si riportano qui di seguito  gli indirizzi web delle diverse informative e delle modalità per la gestione dei cookie.</text:p>
      <text:p text:style-name="Text_20_body">Facebook informativa: <text:a xlink:type="simple" xlink:href="https://www.facebook.com/help/cookies/">https://www.facebook.com/help/cookies/</text:a></text:p>
      <text:p text:style-name="Text_20_body">Facebook (configurazione): accedere al proprio account. Sezione privacy.</text:p>
      <text:p text:style-name="Text_20_body">Twitter informative: <text:a xlink:type="simple" xlink:href="https://support.twitter.com/articles/20170514">https://support.twitter.com/articles/20170514</text:a></text:p>
      <text:p text:style-name="Text_20_body">Twitter (configurazione): <text:a xlink:type="simple" xlink:href="https://twitter.com/settings/security">https://twitter.com/settings/security</text:a></text:p>
      <text:p text:style-name="Text_20_body">Linkedin informativa: <text:a xlink:type="simple" xlink:href="https://www.linkedin.com/legal/cookie-policy">https://www.linkedin.com/legal/cookie-policy</text:a></text:p>
      <text:p text:style-name="Text_20_body">Linkedin (configurazione): <text:a xlink:type="simple" xlink:href="https://www.linkedin.com/settings/">https://www.linkedin.com/settings/</text:a></text:p>
      <text:p text:style-name="Text_20_body">Google+ informativa: <text:a xlink:type="simple" xlink:href="http://www.google.it/intl/it/policies/technologies/cookies/">http://www.google.it/intl/it/policies/technologies/cookies/</text:a></text:p>
      <text:p text:style-name="Text_20_body">Google+ (configurazione): <text:a xlink:type="simple" xlink:href="http://www.google.it/intl/it/policies/technologies/managing/">http://www.google.it/intl/it/policies/technologies/managing/</text:a></text:p>
      <text:h text:style-name="Heading_20_3" text:outline-level="3"/>
      <text:h text:style-name="Heading_20_2" text:outline-level="2"><text:bookmark text:name="_Toc401161339"/>Durata dei cookie</text:h>
      <text:p text:style-name="Text_20_body">Alcuni cookie (cookie di sessione) restano attivi solo fino alla chiusura del <text:span text:style-name="Emphasis">browser</text:span> o all'esecuzione del comando di <text:span text:style-name="Emphasis">logout</text:span>. Altri cookie “sopravvivono” alla chiusura del <text:span text:style-name="Emphasis">browser</text:span> e sono disponibili anche in successive visite dell'utente.</text:p>
      <text:p text:style-name="Text_20_body">Questi cookie sono detti persistenti e la loro durata è fissata dal server al momento della loro creazione. In alcuni casi è fissata una scadenza, in altri casi la durata è illimitata.</text:p>
      <text:p text:style-name="Text_20_body"><text:span text:style-name="T1">Questo sito </text:span><text:s/><text:span text:style-name="Strong_20_Emphasis">non fa uso di cookie persistenti</text:span>.</text:p>
      <text:p text:style-name="Text_20_body">Tuttavia, navigando sulle pagine de<text:span text:style-name="T1">l sito web</text:span>, si può interagire con siti gestiti da terze parti che possono creare o modificare cookie permanenti e di profilazione.</text:p>
      <text:h text:style-name="Heading_20_2" text:outline-level="2"><text:bookmark text:name="_Toc401161340"/>Gestione dei cookie</text:h>
      <text:p text:style-name="Text_20_body">L'utente può decidere se accettare o meno i cookie utilizzando le impostazioni del proprio <text:span text:style-name="Emphasis">browser</text:span>.</text:p>
      <text:p text:style-name="Text_20_body"><text:span text:style-name="Strong_20_Emphasis">Attenzione</text:span>: la disabilitazione totale o parziale dei cookie tecnici può compromettere l'utilizzo delle funzionalità del sito riservate agli utenti registrati. Al contrario, la fruibilità dei contenuti pubblici è possibile anche disabilitando completamente i cookie.</text:p>
      <text:p text:style-name="Text_20_body">La disabilitazione dei cookie “terze parti” non pregiudica in alcun modo la navigabilità.</text:p>
      <text:p text:style-name="Text_20_body">L'impostazione può essere definita in modo specifico per i diversi siti e applicazioni web. Inoltre i migliori <text:span text:style-name="Emphasis">browser</text:span> consentono di definire impostazioni diverse per i cookie “proprietari” e per quelli di “terze parti”.</text:p>
      <text:p text:style-name="Text_20_body">A titolo di esempio, in Firefox, attraverso il menu <text:span text:style-name="Emphasis">Strumenti-&gt;Opzioni -&gt;Privacy</text:span>, è possibile accedere ad un pannello di controllo dove è possibile definire se accettare o meno i diversi tipi di cookie e procedere alla loro rimozione.</text:p>
      <text:p text:style-name="Text_20_body"><text:soft-page-break/>Chrome: <text:a xlink:type="simple" xlink:href="https://support.google.com/chrome/answer/95647?hl=it">https://support.google.com/chrome/answer/95647?hl=it</text:a></text:p>
      <text:p text:style-name="Text_20_body">Firefox: <text:a xlink:type="simple" xlink:href="https://support.mozilla.org/it/kb/Gestione%20dei%20cookie">https://support.mozilla.org/it/kb/Gestione%20dei%20cookie</text:a></text:p>
      <text:p text:style-name="Text_20_body">Internet Explorer: <text:a xlink:type="simple" xlink:href="http://windows.microsoft.com/it-it/windows7/how-to-manage-cookies-in-internet-explorer-9">http://windows.microsoft.com/it-it/windows7/how-to-manage-cookies-in-internet-explorer-9</text:a></text:p>
      <text:p text:style-name="Text_20_body">Opera: <text:a xlink:type="simple" xlink:href="http://help.opera.com/Windows/10.00/it/cookies.html">http://help.opera.com/Windows/10.00/it/cookies.html</text:a></text:p>
      <text:p text:style-name="Text_20_body">Safari: <text:a xlink:type="simple" xlink:href="http://support.apple.com/kb/HT1677?viewlocale=it_IT">http://support.apple.com/kb/HT1677?viewlocale=it_IT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>by c_law script <text:a xlink:type="simple" xlink:href="http://www.linuxap.it/">http://www.linuxap.it</text:a> 20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9T21:40:34.046303430</meta:creation-date>
    <dc:date>2015-06-12T07:04:45.304456431</dc:date>
    <meta:editing-duration>P0D</meta:editing-duration>
    <meta:editing-cycles>3</meta:editing-cycles>
    <meta:generator>LibreOffice/4.2.7.2$Linux_x86 LibreOffice_project/420m0$Build-2</meta:generator>
    <meta:document-statistic meta:table-count="0" meta:image-count="0" meta:object-count="0" meta:page-count="3" meta:paragraph-count="39" meta:word-count="797" meta:character-count="6033" meta:non-whitespace-character-count="5268"/>
  </office:meta>
</office:document-meta>
</file>